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78.9pt"/>
    </style:style>
    <style:style style:name="co3" style:family="table-column">
      <style:table-column-properties fo:break-before="auto" style:column-width="293.5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9,C26,C24,C15,C23,C18,C17,Cf1,C16,C14,C13,C8,C6,C2</text:p>
          </table:table-cell>
          <table:table-cell office:value-type="string" calcext:value-type="string">
            <text:p>C_0402_1005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GA-25_6.35x6.35mm_Layout5x5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M8074</text:p>
          </table:table-cell>
          <table:table-cell office:value-type="string" calcext:value-type="string">
            <text:p><text:a xlink:href="https://www.mouser.de/ProductDetail/Analog-Devices-Linear-Technology/LTM8074IYPBF?qs=sGAEpiMZZMtitjHzVIkrqZzDzZChF5Zsddd%252Beno1PAwB%2FHUCPAKffg%3D%3D" xlink:type="simple">https://www.mouser.de/ProductDetail/Analog-Devices-Linear-Technology/LTM8074IYPBF?qs=sGAEpiMZZMtitjHzVIkrqZzDzZChF5Zsddd%252Beno1PAwB%2FHUCPAKffg%3D%3D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WS2812B-PLCC4_3.5x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Pixel_T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<text:a xlink:href="https://www.mouser.de/ProductDetail/595-LM2903EPWRQ1" xlink:type="simple">https://www.mouser.de/ProductDetail/595-LM2903EPWRQ1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7,R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5,R14,R13,R12,R11,R10,R9,R8,R7,R6,R5,R4,Rled1,R3</text:p>
          </table:table-cell>
          <table:table-cell office:value-type="string" calcext:value-type="string">
            <text:p>R_0402_1005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RCO_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Enco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TC8252_DD_DFN-10_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852HDDPB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fb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6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12,C11,C10,C9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Wago_2060_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OU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Wago_2060_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I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7,U6,U5</text:p>
          </table:table-cell>
          <table:table-cell office:value-type="string" calcext:value-type="string">
            <text:p>TLI49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I4970</text:p>
          </table:table-cell>
          <table:table-cell office:value-type="string" calcext:value-type="string">
            <text:p><text:a xlink:href="https://www.mouser.de/Sensors/Current-Sensors/Board-Mount-Current-Sensors/_/N-7gqfe?Keyword=TLI4970&amp;FS=True" xlink:type="simple">https://www.mouser.de/Sensors/Current-Sensors/Board-Mount-Current-Sensors/_/N-7gqfe?Keyword=TLI4970&amp;FS=True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1,Q4,Q5,Q3,Q2,Q6</text:p>
          </table:table-cell>
          <table:table-cell office:value-type="string" calcext:value-type="string">
            <text:p>VSON-8_3.3x3.3mm_P0.65mm_NexF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SD18534Q5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500k -&gt; 20V/V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 -&gt; 570/1140m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RV8323H1</text:p>
          </table:table-cell>
          <table:table-cell office:value-type="string" calcext:value-type="string">
            <text:p>QFN-40-1EP_6x6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323HRTA</text:p>
          </table:table-cell>
          <table:table-cell office:value-type="string" calcext:value-type="string">
            <text:p><text:a xlink:href="https://www.mouser.de/ProductDetail/Texas-Instruments/DRV8323HRTAR?qs=sGAEpiMZZMvQcoNRkxSQkrbSyqzE5%252BUqUTyjmr8Ap5M%3D" xlink:type="simple">https://www.mouser.de/ProductDetail/Texas-Instruments/DRV8323HRTAR?qs=sGAEpiMZZMvQcoNRkxSQkrbSyqzE5%252BUqUTyjmr8Ap5M%3D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27,C22,C21,C20,C19,C7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/50V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P_Elec_6.3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5,C3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-Connectivity_Micro-Match_connector_02x02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IP_SPSTx03_Slide_KingTek_DSHP03TS_W7.6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9T18:03:16.484243100</dc:date>
    <meta:editing-duration>PT1H7M21S</meta:editing-duration>
    <meta:editing-cycles>1</meta:editing-cycles>
    <meta:document-statistic meta:table-count="1" meta:cell-count="155" meta:object-count="0"/>
    <meta:generator>LibreOffice/6.0.7.3$Linux_X86_64 LibreOffice_project/00m0$Build-3</meta:generator>
  </office:meta>
</office:document-meta>
</file>